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7">* * *</text:p>
      <text:p text:style-name="P16"/>
      <text:p text:style-name="P16"><text:s text:c="5"/>Chief and Russ re emerged in the control room of the time complex. All hell was breaking lo<text:span text:style-name="T89">o</text:span>se.</text:p>
      <text:p text:style-name="P16"><text:s text:c="5"/>“<text:span text:style-name="T90">Russ, thank goodness you’re back.” Alice said. “We have a problem with the main control circuits. They’ll blow in under an hour if we don’t fix them.”</text:span></text:p>
      <text:p text:style-name="P16"><text:s text:c="5"/><text:span text:style-name="T90">She paused as she saw Chief. “Richard?”</text:span></text:p>
      <text:p text:style-name="P16"><text:s text:c="5"/><text:span text:style-name="T90">Chief looked at Alice and nodded. “Yes? Have we met?”</text:span></text:p>
      <text:p text:style-name="P16"><text:s text:c="5"/><text:span text:style-name="T90">Alice looked to Russ who shook his head no.</text:span></text:p>
      <text:p text:style-name="P16"><text:s text:c="5"/>“<text:span text:style-name="T90">Oh, I thought you were someone else.” She walked away.</text:span></text:p>
      <text:p text:style-name="P16"><text:s text:c="5"/>“<text:span text:style-name="T91">That woman knows me.” Chief said.</text:span></text:p>
      <text:p text:style-name="P16"><text:s text:c="5"/><text:span text:style-name="T91">Russ nodded. “Yes she does. Or did rather. It’s a long story.”</text:span></text:p>
      <text:p text:style-name="P16"><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6"><text:s text:c="5"/>“<text:span text:style-name="T91">We have to go back before it even started.” Russ said. “We have to go back to 1963 and figure things out. Come on.”</text:span></text:p>
      <text:p text:style-name="P16"><text:soft-page-break/><text:s text:c="5"/><text:span text:style-name="T91">Russ pointed his time watch to 1963 </text:span><text:span text:style-name="T94">where a vortex opened</text:span><text:span text:style-name="T91"> and they disappeared.</text:span></text:p>
      <text:p text:style-name="P16"/>
      <text:p text:style-name="P19">* * *</text:p>
      <text:p text:style-name="P18"/>
      <text:p text:style-name="P18"><text:s text:c="5"/><text:span text:style-name="T92">Upon re entering 1963, Chief smiled. “So that was the future.”</text:span></text:p>
      <text:p text:style-name="P18"><text:s text:c="5"/><text:span text:style-name="T92">Russ nodded. “Yes and they’re in trouble.”</text:span></text:p>
      <text:p text:style-name="P18"><text:s text:c="5"/>“<text:span text:style-name="T92">But the fact that you’re here still, that your device works means the future is still intact.” Chief said.</text:span></text:p>
      <text:p text:style-name="P18"><text:s text:c="5"/>“<text:span text:style-name="T92">For now.” Russ answered.</text:span></text:p>
      <text:p text:style-name="P18"><text:s text:c="5"/>“<text:span text:style-name="T95">For now?” Chief asked. “What do you mean by that?”</text:span></text:p>
      <text:p text:style-name="P18"><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8"><text:s text:c="5"/>“<text:span text:style-name="T95">Isn’t Vietnam enough?” Chief asked. “The war to end all wars?”</text:span></text:p>
      <text:p text:style-name="P18"><text:s text:c="5"/><text:span text:style-name="T95">Russ laughed. “You don’t believe that do you?”</text:span></text:p>
      <text:p text:style-name="P18"><text:s text:c="5"/>“<text:span text:style-name="T96">Well we’ll be over there soon.” Chief said. “At least that’s what the news is predicting.”</text:span></text:p>
      <text:p text:style-name="P18"><text:s text:c="5"/>“<text:span text:style-name="T96">Yeah Nam was a bad one.” Russ said. “But if we don’t stop this future war, I don’t know what will happen nex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2:27:27.988000000</dc:date>
    <meta:editing-cycles>100</meta:editing-cycles>
    <meta:generator>LibreOffice/7.4.1.2$Windows_X86_64 LibreOffice_project/3c58a8f3a960df8bc8fd77b461821e42c061c5f0</meta:generator>
    <meta:editing-duration>PT3H14M6S</meta:editing-duration>
    <meta:document-statistic meta:table-count="0" meta:image-count="0" meta:object-count="0" meta:page-count="15" meta:paragraph-count="195" meta:word-count="3793" meta:character-count="21222" meta:non-whitespace-character-count="16688"/>
  </office:meta>
</office:document-meta>
</file>